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2.54cm" fo:margin-right="0cm" fo:text-indent="-2.54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7" style:family="paragraph" style:parent-style-name="Standard">
      <style:paragraph-properties fo:margin-left="2.54cm" fo:margin-right="0cm" fo:text-indent="1.27cm" style:auto-text-indent="false"/>
    </style:style>
    <style:style style:name="P18" style:family="paragraph" style:parent-style-name="Standard">
      <style:paragraph-properties fo:margin-left="3.81cm" fo:margin-right="0cm" fo:text-indent="0cm" style:auto-text-indent="false"/>
    </style:style>
    <style:style style:name="P19" style:family="paragraph" style:parent-style-name="Standard">
      <style:paragraph-properties fo:margin-left="2.54cm" fo:margin-right="0cm" fo:text-indent="-2.54cm" style:auto-text-indent="false"/>
      <style:text-properties style:text-underline-style="none"/>
    </style:style>
    <style:style style:name="P20" style:family="paragraph" style:parent-style-name="Standard">
      <style:paragraph-properties fo:margin-left="0cm" fo:margin-right="0cm" fo:text-indent="0cm" style:auto-text-indent="false"/>
      <style:text-properties style:text-underline-style="none"/>
    </style:style>
    <style:style style:name="P21"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3">Set Ops Mode</text:p>
      <text:p text:style-name="P14">0x54<text:tab/>Command type “Testing/Tuning”</text:p>
      <text:p text:style-name="P14">0x46<text:tab/>Command “Set Operations Mode”</text:p>
      <text:p text:style-name="P14">0xMM<text:tab/>Mode byte:</text:p>
      <text:p text:style-name="P14"><text:tab/><text:tab/>0x00 = Testing/Tuning</text:p>
      <text:p text:style-name="P14"><text:tab/><text:tab/>0x01 = Fuzzy Control</text:p>
      <text:p text:style-name="P12"/>
      <text:p text:style-name="P12"/>
      <text:p text:style-name="P12"/>
      <text:p text:style-name="P12"/>
      <text:p text:style-name="P12"/>
      <text:p text:style-name="P12"/>
      <text:p text:style-name="P12"/>
      <text:p text:style-name="P12"/>
      <text:p text:style-name="P1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7">0x50 = Use preset altitude</text:p>
      <text:p text:style-name="P17">0x43 = hover at current altitude</text:p>
      <text:p text:style-name="P18">0x4D = use following altitude </text:p>
      <text:p text:style-name="P10">0xAAAA<text:tab/>2-byte value representing desired hover height (used only when parameter set 0x4D is also used)</text:p>
      <text:p text:style-name="P10"/>
      <text:p text:style-name="P11">GPS Correction Factor</text:p>
      <text:p text:style-name="P19">0x46<text:tab/>Command type “Flight Ops”</text:p>
      <text:p text:style-name="P19">0x43<text:tab/>Command “GPS Correction Factor”</text:p>
      <text:p text:style-name="P19"/>
      <text:p text:style-name="P19">0xmmmm<text:tab/>Latitude minutes correction (-9999 to 9999) in ten-thousandths of minutes.</text:p>
      <text:p text:style-name="P19"/>
      <text:p text:style-name="P19">0xmmmm<text:tab/>Longitude minutes correction (-9999 to 9999) in ten-thousandths of minutes.</text:p>
      <text:p text:style-name="P19"/>
      <text:p text:style-name="P19">0xAAAA<text:tab/>Altitude correction in 10ths of meters.</text:p>
      <text:p text:style-name="P19"/>
      <text:p text:style-name="P19">0xSS<text:tab/>Time of GPS fix (seconds only)</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Longitude. In ten-thousandths of minutes.</text:p>
      <text:p text:style-name="P10">0xEW<text:tab/>0x45 = East</text:p>
      <text:p text:style-name="P10"><text:tab/>0x57 = West</text:p>
      <text:p text:style-name="P10"/>
      <text:p text:style-name="P10"><text:tab/><text:span text:style-name="T1">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9">0x50<text:tab/>Command “Request PFP”</text:p>
      <text:p text:style-name="P19"/>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1">Request for Information (ROI)</text:p>
      <text:p text:style-name="P19">0x46<text:tab/>Command type “Flight Ops”</text:p>
      <text:p text:style-name="P19">0x49<text:tab/>Command “Request for information”</text:p>
      <text:p text:style-name="P19">0xRR<text:tab/>Packet representing the desired information:</text:p>
      <text:p text:style-name="P19"><text:tab/><text:tab/>0x4C<text:tab/>Location</text:p>
      <text:p text:style-name="P19"><text:tab/><text:tab/>0x48<text:tab/>Heading/Speed/Altitude</text:p>
      <text:p text:style-name="P19"><text:tab/><text:tab/>0x5A <text:tab/>Attitude</text:p>
      <text:p text:style-name="P19"><text:tab/><text:tab/>0x42<text:tab/>Battery Status</text:p>
      <text:p text:style-name="P19"><text:tab/><text:tab/>0x52<text:tab/>Motor RPM</text:p>
      <text:p text:style-name="P19"/>
      <text:p text:style-name="P16">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In ten-thousandths of minutes.</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10<text:span text:style-name="T2">th</text:span> 's of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
      <text:p text:style-name="P10">0xPPPP<text:tab/>Hex value (0x0000 – 0x0167) representing current pitch angle, can potentially use extra bits for partial degrees (increases as helicopter pitches forward)</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20">0x74<text:tab/><text:tab/>Report type “Telemetry”</text:p>
      <text:p text:style-name="P19">0x45<text:tab/>Report “Error”</text:p>
      <text:p text:style-name="P19"/>
      <text:p text:style-name="P19">0xEE<text:tab/>Hex value representing on of 128 error codes. (error codes to be determined)</text:p>
      <text:p text:style-name="P19"/>
      <text:p text:style-name="P19"/>
      <text:p text:style-name="P19"/>
      <text:p text:style-name="P11"/>
      <text:p text:style-name="P11"/>
      <text:p text:style-name="P11"/>
      <text:p text:style-name="P11">Preflight Packet (PFP)</text:p>
      <text:p text:style-name="P19">0x74<text:tab/>Report type “telemetry”</text:p>
      <text:p text:style-name="P19">0x50<text:tab/>Report “Preflight Packet”</text:p>
      <text:p text:style-name="P19"/>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In ten-thousandths of minutes.</text:p>
      <text:p text:style-name="P10">0xEW<text:tab/>0x45 = East</text:p>
      <text:p text:style-name="P19"><text:tab/>0x57 = West</text:p>
      <text:p text:style-name="P19"/>
      <text:p text:style-name="P20">0xAAAA<text:tab/>Altitude reported by GPS</text:p>
      <text:p text:style-name="P20"/>
      <text:p text:style-name="P20">0xSSSS<text:tab/>Altitude reported by Sonar</text:p>
      <text:p text:style-name="P20"/>
      <text:p text:style-name="P20">0xVVVV<text:tab/>Battery Voltage</text:p>
      <text:p text:style-name="P20"/>
      <text:p text:style-name="P20">0xTTTT<text:tab/>Battery Temperature</text:p>
      <text:p text:style-name="P20"/>
      <text:p text:style-name="P20">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1">b7</text:p>
          </table:table-cell>
          <table:table-cell table:style-name="Table4.A1" office:value-type="string">
            <text:p text:style-name="P21">b6</text:p>
          </table:table-cell>
          <table:table-cell table:style-name="Table4.A1" office:value-type="string">
            <text:p text:style-name="P21">b5</text:p>
          </table:table-cell>
          <table:table-cell table:style-name="Table4.A1" office:value-type="string">
            <text:p text:style-name="P21">b4</text:p>
          </table:table-cell>
          <table:table-cell table:style-name="Table4.A1" office:value-type="string">
            <text:p text:style-name="P21">b3</text:p>
          </table:table-cell>
          <table:table-cell table:style-name="Table4.A1" office:value-type="string">
            <text:p text:style-name="P21">b2</text:p>
          </table:table-cell>
          <table:table-cell table:style-name="Table4.A1" office:value-type="string">
            <text:p text:style-name="P21">b1</text:p>
          </table:table-cell>
          <table:table-cell table:style-name="Table4.H1" office:value-type="string">
            <text:p text:style-name="P21">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20"/>
      <text:p text:style-name="P11">Motor RPM Packet</text:p>
      <text:p text:style-name="P10">0x74<text:tab/>Report type “Telemetry”</text:p>
      <text:p text:style-name="P10">0x52<text:tab/>'R' Report “Motor RPM”</text:p>
      <text:p text:style-name="P10"/>
      <text:p text:style-name="P19">0xRRRR<text:tab/>unsigned value (0x0000 – 0xFFFF) representing motor 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6-02T13:45:44</dc:date>
    <dc:language>en-CA</dc:language>
    <meta:editing-cycles>23</meta:editing-cycles>
    <meta:editing-duration>PT12H54M47S</meta:editing-duration>
    <meta:user-defined meta:name="Info 1"/>
    <meta:user-defined meta:name="Info 2"/>
    <meta:user-defined meta:name="Info 3"/>
    <meta:user-defined meta:name="Info 4"/>
    <meta:document-statistic meta:table-count="4" meta:image-count="0" meta:object-count="0" meta:page-count="9" meta:paragraph-count="229" meta:word-count="1169" meta:character-count="7284"/>
  </office:meta>
</office:document-meta>
</file>